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56.27mm"/>
    </style:style>
    <style:style style:name="co6" style:family="table-column">
      <style:table-column-properties fo:break-before="auto" style:column-width="11.98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104.02mm"/>
    </style:style>
    <style:style style:name="co9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8.18mm" fo:break-before="auto" style:use-optimal-row-height="fals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8"/>
        <table:table-column table:style-name="co1" table:default-cell-style-name="ce42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  <table:table-cell/>
          <table:table-cell table:style-name="ce1" office:value-type="float" office:value="2020" calcext:value-type="float" table:number-columns-spanned="3" table:number-rows-spanned="1">
            <text:p>2020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15" calcext:value-type="date">
            <text:p>15.01.20</text:p>
          </table:table-cell>
          <table:table-cell table:style-name="ce8" office:value-type="string" calcext:value-type="string">
            <text:p>Английский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18" calcext:value-type="date">
            <text:p>18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19" calcext:value-type="date">
            <text:p>19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9" calcext:value-type="date">
            <text:p>0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1" calcext:value-type="date">
            <text:p>11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6" calcext:value-type="date">
            <text:p>16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7" calcext:value-type="date">
            <text:p>1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8" calcext:value-type="date">
            <text:p>18.12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9" calcext:value-type="date">
            <text:p>1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6" office:value-type="string" calcext:value-type="string">
            <text:p>testin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1" calcext:value-type="date">
            <text:p>21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3" calcext:value-type="date">
            <text:p>23.12.19</text:p>
          </table:table-cell>
          <table:table-cell table:style-name="ce9" office:value-type="string" calcext:value-type="string">
            <text:p>TD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4" calcext:value-type="date">
            <text:p>24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5" calcext:value-type="date">
            <text:p>25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6" calcext:value-type="date">
            <text:p>26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7" calcext:value-type="date">
            <text:p>2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8" calcext:value-type="date">
            <text:p>28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number-rows-repeated="20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</table:table>
      <table:table table:name="readMe" table:style-name="ta1">
        <table:table-column table:style-name="co1" table:default-cell-style-name="Default"/>
        <table:table-column table:style-name="co6" table:default-cell-style-name="ce41"/>
        <table:table-column table:style-name="co7" table:default-cell-style-name="ce52"/>
        <table:table-column table:style-name="co8" table:default-cell-style-name="ce52"/>
        <table:table-column table:style-name="co1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table:number-columns-repeated="3"/>
          <table:table-cell table:style-name="ce41" office:value-type="float" office:value="4" calcext:value-type="float" table:number-columns-spanned="1" table:number-rows-spanned="2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/>
          <table:table-cell table:style-name="ce47"/>
          <table:table-cell table:style-name="ce41"/>
          <table:covered-table-cell table:style-name="ce4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/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/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5">
          <table:table-cell table:number-columns-repeated="5"/>
          <table:table-cell table:style-name="ce37" office:value-type="string" calcext:value-type="string">
            <text:p>Учеба</text:p>
          </table:table-cell>
          <table:table-cell table:style-name="ce41" office:value-type="float" office:value="19" calcext:value-type="float">
            <text:p>19</text:p>
          </table:table-cell>
          <table:table-cell/>
          <table:table-cell table:style-name="ce42"/>
          <table:table-cell table:style-name="ce4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41" table:number-columns-repeated="2"/>
          <table:table-cell office:value-type="string" calcext:value-type="string">
            <text:p><text:s/></text:p>
          </table:table-cell>
          <table:table-cell/>
          <table:table-cell table:style-name="ce4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.00.0000</text:date>, <text:time style:data-style-name="N2" text:time-value="21:12:36.87073294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20-01-19T22:47:48.399605112</dc:date>
    <meta:editing-duration>P122DT14H44M42S</meta:editing-duration>
    <meta:editing-cycles>771</meta:editing-cycles>
    <meta:document-statistic meta:table-count="5" meta:cell-count="732" meta:object-count="0"/>
  </office:meta>
</office:document-meta>
</file>